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762cm"/>
    </style:style>
    <style:style style:name="P1" style:family="paragraph" style:parent-style-name="Text_20_body">
      <style:text-properties style:font-name="Times new Roman" officeooo:rsid="0013cd3e" officeooo:paragraph-rsid="0013cd3e"/>
    </style:style>
    <style:style style:name="P2" style:family="paragraph" style:parent-style-name="Text_20_body">
      <style:text-properties fo:font-weight="bold" officeooo:rsid="0013cd3e" officeooo:paragraph-rsid="0013cd3e" style:font-weight-asian="bold" style:font-weight-complex="bold"/>
    </style:style>
    <style:style style:name="P3" style:family="paragraph" style:parent-style-name="Formato_20_libre">
      <style:text-properties fo:language="es" fo:country="ES" officeooo:paragraph-rsid="000f01b6" style:language-asian="zh" style:country-asian="CN"/>
    </style:style>
    <style:style style:name="P4" style:family="paragraph" style:parent-style-name="Cuerpo">
      <style:paragraph-properties fo:text-align="justify" style:justify-single-word="false"/>
      <style:text-properties fo:language="es" fo:country="ES" officeooo:rsid="006018fc" officeooo:paragraph-rsid="000f01b6" style:language-asian="zh" style:country-asian="CN"/>
    </style:style>
    <style:style style:name="P5" style:family="paragraph" style:parent-style-name="Cuerpo">
      <style:text-properties fo:language="es" fo:country="ES" officeooo:rsid="003c8b88" officeooo:paragraph-rsid="000f01b6" style:language-asian="zh" style:country-asian="CN"/>
    </style:style>
    <style:style style:name="P6" style:family="paragraph" style:parent-style-name="Cuerpo">
      <style:paragraph-properties fo:text-align="start" style:justify-single-word="false"/>
      <style:text-properties style:font-name="Times New Roman" fo:font-size="14pt" fo:language="es" fo:country="ES" style:text-underline-style="none" fo:font-weight="bold" officeooo:rsid="00109bc7" officeooo:paragraph-rsid="00109bc7" style:font-size-asian="12.25pt" style:language-asian="zh" style:country-asian="CN" style:font-weight-asian="bold" style:font-size-complex="14pt" style:font-weight-complex="bold"/>
    </style:style>
    <style:style style:name="P7" style:family="paragraph" style:parent-style-name="Cuerpo">
      <style:paragraph-properties fo:text-align="start" style:justify-single-word="false"/>
      <style:text-properties style:font-name="Times New Roman" fo:font-size="14pt" fo:language="es" fo:country="ES" style:text-underline-style="solid" style:text-underline-width="auto" style:text-underline-color="font-color" fo:font-weight="bold" officeooo:rsid="00109bc7" officeooo:paragraph-rsid="00109bc7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Cuerpo">
      <style:paragraph-properties fo:text-align="start" style:justify-single-word="false"/>
      <style:text-properties style:font-name="Times New Roman" fo:font-size="14pt" fo:language="es" fo:country="ES" style:text-underline-style="solid" style:text-underline-width="auto" style:text-underline-color="font-color" fo:font-weight="bold" officeooo:rsid="00109bc7" officeooo:paragraph-rsid="0013cd3e" style:font-size-asian="14pt" style:language-asian="zh" style:country-asian="CN" style:font-weight-asian="bold" style:font-size-complex="14pt" style:font-weight-complex="bold"/>
    </style:style>
    <style:style style:name="P9" style:family="paragraph" style:parent-style-name="Cuerpo">
      <style:paragraph-properties fo:text-align="center" style:justify-single-word="false" fo:break-before="page"/>
      <style:text-properties style:font-name="Times New Roman" fo:font-size="18pt" fo:language="es" fo:country="ES" style:text-underline-style="solid" style:text-underline-width="auto" style:text-underline-color="font-color" fo:font-weight="bold" officeooo:rsid="00109bc7" officeooo:paragraph-rsid="00109bc7" style:font-size-asian="18pt" style:language-asian="zh" style:country-asian="CN" style:font-weight-asian="bold" style:font-size-complex="18pt" style:font-weight-complex="bold"/>
    </style:style>
    <style:style style:name="P10" style:family="paragraph" style:parent-style-name="Información_20_del_20_autor">
      <style:text-properties fo:language="es" fo:country="ES" officeooo:rsid="0038d834" officeooo:paragraph-rsid="000f01b6" style:language-asian="zh" style:country-asian="CN"/>
    </style:style>
    <style:style style:name="P11" style:family="paragraph" style:parent-style-name="Información_20_del_20_autor">
      <style:text-properties fo:language="es" fo:country="ES" officeooo:rsid="00109bc7" officeooo:paragraph-rsid="00109bc7" style:language-asian="zh" style:country-asian="CN"/>
    </style:style>
    <style:style style:name="P12" style:family="paragraph" style:parent-style-name="Título_20_secundario">
      <style:text-properties fo:language="es" fo:country="ES" officeooo:rsid="003c8b88" officeooo:paragraph-rsid="000f01b6" style:language-asian="zh" style:country-asian="CN"/>
    </style:style>
    <style:style style:name="P13" style:family="paragraph" style:parent-style-name="Title">
      <style:text-properties fo:font-size="28pt" fo:language="es" fo:country="ES" officeooo:rsid="00109bc7" officeooo:paragraph-rsid="00109bc7" style:font-size-asian="28pt" style:language-asian="zh" style:country-asian="CN" style:font-size-complex="28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1b851d" officeooo:paragraph-rsid="001b851d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1c1d7c" officeooo:paragraph-rsid="001c1d7c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1e06d6" officeooo:paragraph-rsid="001e06d6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f7fcf" officeooo:paragraph-rsid="001f7fcf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210494" officeooo:paragraph-rsid="00210494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21e038" officeooo:paragraph-rsid="0021e038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2323a4" officeooo:paragraph-rsid="002323a4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920e0" officeooo:paragraph-rsid="001920e0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920e0" officeooo:paragraph-rsid="001a6d50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language="es" fo:country="ES" style:text-underline-style="none" fo:font-weight="normal" officeooo:rsid="00109bc7" officeooo:paragraph-rsid="0013cd3e" style:font-size-asian="10.5pt" style:language-asian="zh" style:country-asian="CN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language="es" fo:country="ES" style:text-underline-style="none" fo:font-weight="normal" officeooo:rsid="001a6d50" officeooo:paragraph-rsid="001a6d50" style:font-size-asian="10.5pt" style:language-asian="zh" style:country-asian="CN" style:font-weight-asian="normal" style:font-size-complex="12pt" style:font-weight-complex="normal"/>
    </style:style>
    <style:style style:name="P25" style:family="paragraph" style:parent-style-name="Cuerpo">
      <style:paragraph-properties fo:text-align="start" style:justify-single-word="false"/>
      <style:text-properties style:font-name="Times New Roman" fo:font-size="12pt" fo:language="es" fo:country="ES" style:text-underline-style="none" fo:font-weight="normal" officeooo:rsid="00109bc7" officeooo:paragraph-rsid="00109bc7" style:font-size-asian="10.5pt" style:language-asian="zh" style:country-asian="CN" style:font-weight-asian="normal" style:font-size-complex="12pt" style:font-weight-complex="normal"/>
    </style:style>
    <style:style style:name="P26" style:family="paragraph" style:parent-style-name="Formato_20_libre" style:master-page-name="Standard">
      <style:paragraph-properties style:page-number="auto"/>
      <style:text-properties fo:language="es" fo:country="ES" officeooo:paragraph-rsid="000f01b6" style:language-asian="zh" style:country-asian="CN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09bc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83d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cd3e" style:font-size-asian="10.5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4baa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2be1" style:font-weight-asian="bold" style:font-weight-complex="bold"/>
    </style:style>
    <style:style style:name="T10" style:family="text">
      <style:text-properties officeooo:rsid="0013cd3e"/>
    </style:style>
    <style:style style:name="T11" style:family="text">
      <style:text-properties officeooo:rsid="0015eea6"/>
    </style:style>
    <style:style style:name="T12" style:family="text">
      <style:text-properties officeooo:rsid="00172be1"/>
    </style:style>
    <style:style style:name="T13" style:family="text">
      <style:text-properties officeooo:rsid="001a6d50"/>
    </style:style>
    <style:style style:name="T14" style:family="text">
      <style:text-properties officeooo:rsid="0024dc37"/>
    </style:style>
    <style:style style:name="gr1" style:family="graphic">
      <style:graphic-properties draw:stroke="solid" svg:stroke-width="0.141cm" svg:stroke-color="#117cb2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line text:anchor-type="as-char" svg:y="0cm" draw:z-index="0" draw:style-name="gr1" draw:text-style-name="P27" svg:x2="14.746cm" svg:y2="0cm"><text:p/></draw:line></text:p>
      <text:p text:style-name="P13">Neurocomputacion </text:p>
      <text:p text:style-name="P12">Práctica <text:span text:style-name="T1">3</text:span></text:p>
      <text:p text:style-name="P5"/>
      <text:p text:style-name="P10">Mario Valdemaro García Roque</text:p>
      <text:p text:style-name="P11">Roberto Garcia Teodoro</text:p>
      <text:p text:style-name="P11"/>
      <text:p text:style-name="P3"><draw:line text:anchor-type="as-char" svg:y="-0.159cm" draw:z-index="1" draw:style-name="gr1" draw:text-style-name="P27" svg:x2="14.746cm" svg:y2="0cm"><text:p/></draw:line></text:p>
      <text:p text:style-name="P4"><text:line-break/></text:p>
      <text:p text:style-name="P9">Autoencoder</text:p>
      <text:p text:style-name="P6">1. Lector:</text:p>
      <text:p text:style-name="P6"><text:tab/><text:span text:style-name="T3">Hemos de comentar antes de nada </text:span><text:span text:style-name="T4">como</text:span><text:span text:style-name="T3"> hemos decidido implementar el lector, ya que </text:span><text:span text:style-name="T2">no hemos hecho exactamente lo que se nos requiere</text:span><text:span text:style-name="T3">. Se nos pedía hacer un programa que que transformase los datos alfabéticos que nos dan a un formato que pudiésemos leer, como hemos visto que para realizar pruebas esto nos podría ralentizar un poco nos hemos saltado todo el paso de escribir la transformación a un archivo y directamente </text:span><text:span text:style-name="T2">el lector esta integrado en el programa principal</text:span><text:span text:style-name="T3">, ya que como hemos dicho nos es mas cómodo para realizar las pruebas. Algo parecido ocurre con el lector de la serie. </text:span><text:span text:style-name="T2">Para ejecutarlo es tan simple como introducir la opción “-alf”</text:span><text:span text:style-name="T3"> del programa principal. </text:span></text:p>
      <text:p text:style-name="P7">2. Pruebas con todo el alfabeto <text:span text:style-name="T10">y sin ruido</text:span>:</text:p>
      <text:p text:style-name="Text_20_body"><text:span text:style-name="T3"><text:tab/>A continuación mostramos los resultados obtenidos de hacer pruebas con todo el alfabeto tanto en train como en test. </text:span><text:span text:style-name="T5">La red que hemos usado tiene el doble de neuronas ocultas que entradas una tasa de aprendizaje de 0,01 y se entrena durante 1000 etapas. Obtenemos entonces:</text:span></text:p>
      <text:p text:style-name="P2">tasa de fallo: 0.00 %</text:p>
      <text:p text:style-name="P2">fallos:0.00 datos:26</text:p>
      <text:p text:style-name="P1"/>
      <text:p text:style-name="P1">Es decir nuestra red no falla. Como ejercicio adicional <text:span text:style-name="T8">hemos buscado a partir de cuantas neuronas ocultas falla</text:span>. Esto ocurre cunado usamos <text:span text:style-name="T8">menos de 9 neuronas</text:span><text:span text:style-name="T6">, </text:span><text:span text:style-name="T7">aunque alguna vez falla</text:span><text:span text:style-name="T6">. Por lo que con 9 neuronas obtenemos la configuración mas eficiente.</text:span></text:p>
      <text:p text:style-name="P25"/>
      <text:p text:style-name="P8"><text:span text:style-name="T10">3</text:span>. Pruebas con <text:span text:style-name="T11">ruido en test</text:span>:</text:p>
      <text:p text:style-name="P23"><text:tab/>A <text:span text:style-name="T12">continuación haremos pruebas introduciendo errores en test para distintas cantidades de ruido y distintas arquitecturas de la red. Para ello vamos a usar un función que se encuentra integrada en el programa, para usarla solo hay que escribir </text:span><text:span text:style-name="T9">-ruidoTestP </text:span><text:span text:style-name="T12">num</text:span><text:span text:style-name="T9"> -ruidoTestN </text:span><text:span text:style-name="T12">num. La primera opción se refiere </text:span><text:span text:style-name="T9">a cuantos pixels</text:span><text:span text:style-name="T12"> tendrán ruido por letra (1 pixel, 2 pixels, etc) y la segunda se refiere a </text:span><text:span text:style-name="T9">cuantos datos tendrán fallo</text:span><text:span text:style-name="T12">, si se indica un valor mayor o <text:s/>igual que 1,0 los primeros valores <text:s/>serán iguales y los sucesivos tendrán error. De forma mas concreta si se especifica por ejemplo 2,0 tendremos 3 veces mas datos que los originales, donde los primeros son los originales sin ruido y los siguientes son con ruido.</text:span></text:p>
      <text:p text:style-name="P23"/>
      <text:p text:style-name="P23"/>
      <text:p text:style-name="P24"><text:soft-page-break/>La forma que hemos obtenido los resultados consiste en relizar 20 pruebas y calcular la media, <text:span text:style-name="T14">todas las redes han sido entrenadas durante 1000 épocas con 1000 etapas.</text:span></text:p>
      <text:p text:style-name="P23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1">Neuronas <text:span text:style-name="T13">ocultas</text:span></text:p>
          </table:table-cell>
          <table:table-cell table:style-name="Tabla1.A1" office:value-type="string">
            <text:p text:style-name="P21">9</text:p>
          </table:table-cell>
          <table:table-cell table:style-name="Tabla1.A1" office:value-type="string">
            <text:p text:style-name="P21">16</text:p>
          </table:table-cell>
          <table:table-cell table:style-name="Tabla1.D1" office:value-type="string">
            <text:p text:style-name="P21">64</text:p>
          </table:table-cell>
        </table:table-row>
        <table:table-row>
          <table:table-cell table:style-name="Tabla1.A2" office:value-type="string">
            <text:p text:style-name="P21">1 <text:span text:style-name="T13">fallo</text:span></text:p>
          </table:table-cell>
          <table:table-cell table:style-name="Tabla1.A2" office:value-type="string">
            <text:p text:style-name="P14">0,20962</text:p>
          </table:table-cell>
          <table:table-cell table:style-name="Tabla1.A2" office:value-type="string">
            <text:p text:style-name="P15">0,027275</text:p>
          </table:table-cell>
          <table:table-cell table:style-name="Tabla1.D2" office:value-type="string">
            <text:p text:style-name="P19">0,071685</text:p>
          </table:table-cell>
        </table:table-row>
        <table:table-row>
          <table:table-cell table:style-name="Tabla1.A2" office:value-type="string">
            <text:p text:style-name="P22">3 <text:span text:style-name="T13">fallos</text:span></text:p>
          </table:table-cell>
          <table:table-cell table:style-name="Tabla1.A2" office:value-type="string">
            <text:p text:style-name="P14">0,66277</text:p>
          </table:table-cell>
          <table:table-cell table:style-name="Tabla1.A2" office:value-type="string">
            <text:p text:style-name="P16">0,319575</text:p>
          </table:table-cell>
          <table:table-cell table:style-name="Tabla1.D2" office:value-type="string">
            <text:p text:style-name="P19">0,30943</text:p>
          </table:table-cell>
        </table:table-row>
        <table:table-row>
          <table:table-cell table:style-name="Tabla1.A2" office:value-type="string">
            <text:p text:style-name="P22">5 <text:span text:style-name="T13">fallos</text:span></text:p>
          </table:table-cell>
          <table:table-cell table:style-name="Tabla1.A2" office:value-type="string">
            <text:p text:style-name="P15">1,181455</text:p>
          </table:table-cell>
          <table:table-cell table:style-name="Tabla1.A2" office:value-type="string">
            <text:p text:style-name="P17">0,88199</text:p>
          </table:table-cell>
          <table:table-cell table:style-name="Tabla1.D2" office:value-type="string">
            <text:p text:style-name="P20">0,76591</text:p>
          </table:table-cell>
        </table:table-row>
        <table:table-row table:style-name="Tabla1.5">
          <table:table-cell table:style-name="Tabla1.A2" office:value-type="string">
            <text:p text:style-name="P22">13 <text:span text:style-name="T13">fallos</text:span></text:p>
          </table:table-cell>
          <table:table-cell table:style-name="Tabla1.A2" office:value-type="string">
            <text:p text:style-name="P15">4,65349</text:p>
          </table:table-cell>
          <table:table-cell table:style-name="Tabla1.A2" office:value-type="string">
            <text:p text:style-name="P18">4,2916</text:p>
          </table:table-cell>
          <table:table-cell table:style-name="Tabla1.D2" office:value-type="string">
            <text:p text:style-name="P20">4,388985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uerpo" style:family="paragraph">
      <style:paragraph-properties fo:margin-left="0cm" fo:margin-right="0cm" fo:margin-top="0.353cm" fo:margin-bottom="0.141cm" loext:contextual-spacing="false" fo:line-height="14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Bodoni SvtyTwo OS ITC TT-Book" fo:font-family="'Bodoni SvtyTwo OS ITC TT-Book'" style:font-family-generic="roman" fo:font-size="12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2pt" style:language-asian="zh" style:country-asian="CN" style:font-style-asian="normal" style:font-weight-asian="normal" style:font-name-complex="Bodoni SvtyTwo OS ITC TT-Book" style:font-family-complex="'Bodoni SvtyTwo OS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Formato_20_libre" style:display-name="Formato libre" style:family="paragraph">
      <style:paragraph-properties fo:margin-left="0cm" fo:margin-right="0cm" fo:margin-top="0cm" fo:margin-bottom="0cm" loext:contextual-spacing="false" fo:line-height="14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Bodoni SvtyTwo OS ITC TT-Book" fo:font-family="'Bodoni SvtyTwo OS ITC TT-Book'" style:font-family-generic="roman" fo:font-size="12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2pt" style:language-asian="zh" style:country-asian="CN" style:font-style-asian="normal" style:font-weight-asian="normal" style:font-name-complex="Bodoni SvtyTwo OS ITC TT-Book" style:font-family-complex="'Bodoni SvtyTwo OS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Title" style:family="paragraph" style:next-style-name="Título_20_secundario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/>
      <style:text-properties fo:font-variant="normal" fo:text-transform="none" fo:color="#117cb2" style:text-outline="false" style:text-line-through-style="none" style:text-line-through-type="none" style:text-position="0% 100%" style:font-name="Bodoni SvtyTwo ITC TT-Book" fo:font-family="'Bodoni SvtyTwo ITC TT-Book'" style:font-family-generic="roman" fo:font-size="36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36pt" style:language-asian="zh" style:country-asian="CN" style:font-style-asian="normal" style:font-weight-asian="normal" style:font-name-complex="Bodoni SvtyTwo ITC TT-Book" style:font-family-complex="'Bodoni SvtyTwo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Título_20_secundario" style:display-name="Título secundario" style:family="paragraph" style:next-style-name="Cuerpo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Bodoni SvtyTwo ITC TT-Book" fo:font-family="'Bodoni SvtyTwo ITC TT-Book'" style:font-family-generic="roman" fo:font-size="14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4pt" style:language-asian="zh" style:country-asian="CN" style:font-style-asian="normal" style:font-weight-asian="normal" style:font-name-complex="Bodoni SvtyTwo ITC TT-Book" style:font-family-complex="'Bodoni SvtyTwo ITC TT-Book'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Información_20_del_20_autor" style:display-name="Información del autor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Futura" fo:font-family="Futura" style:font-family-generic="roman" fo:font-size="10pt" fo:letter-spacing="normal" fo:language="es" fo:country="ES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0pt" style:language-asian="zh" style:country-asian="CN" style:font-style-asian="normal" style:font-weight-asian="normal" style:font-name-complex="Futura" style:font-family-complex="Futura" style:font-family-generic-complex="roman" style:font-size-complex="10pt" style:language-complex="hi" style:country-complex="IN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5-05T11:14:39.290690275</meta:creation-date>
    <dc:date>2016-05-05T15:46:26.858524421</dc:date>
    <dc:creator>TRON </dc:creator>
    <meta:editing-duration>PT2H42M20S</meta:editing-duration>
    <meta:editing-cycles>18</meta:editing-cycles>
    <meta:generator>LibreOffice/5.0.4.2$Linux_X86_64 LibreOffice_project/00m0$Build-2</meta:generator>
    <meta:document-statistic meta:table-count="1" meta:image-count="0" meta:object-count="0" meta:page-count="3" meta:paragraph-count="38" meta:word-count="412" meta:character-count="2446" meta:non-whitespace-character-count="2061"/>
  </office:meta>
</office:document-meta>
</file>